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 New Roman" svg:font-family="Times New Roman"/>
  </office:font-face-decls>
  <office:automatic-styles>
    <style:style style:name="T1" style:family="text">
      <style:text-properties fo:color="#000000" style:font-name="Times New Roman" fo:font-size="12pt" fo:language="en" fo:country="US" fo:font-weight="normal"/>
    </style:style>
    <style:style style:name="T2" style:family="text">
      <style:text-properties style:font-name="Times New Roman" fo:font-size="12pt" fo:language="en" fo:country="US" fo:font-weight="normal"/>
    </style:style>
    <style:style style:name="P2" style:family="paragraph" style:parent-style-name="Normal">
      <style:text-properties fo:color="#000000" style:font-name="Times New Roman" fo:font-size="12pt" fo:language="en" fo:country="US" fo:font-weight="normal"/>
    </style:style>
    <style:style style:name="P3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style:font-name="Times New Roman" fo:font-size="12pt" fo:language="en" fo:country="US" fo:font-weight="normal"/>
    </style:style>
    <style:style style:name="P1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</style:style>
    <style:style style:name="Sect1" style:family="section"/>
    <style:page-layout style:name="PLayout2">
      <style:page-layout-properties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  <style:page-layout style:name="Standard">
      <style:page-layout-properties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body>
    <office:text>
      <text:section text:style-name="Sect1" text:name="Section1">
        <text:p text:style-name="Heading 1">PythonCAD use cases.</text:p>
        <text:p text:style-name="Normal"/>
        <text:p text:style-name="Normal"><text:span text:style-name="T1">New drawing</text:span></text:p>
        <text:p text:style-name="Normal">Open drawing</text:p>
        <text:p text:style-name="Normal">Save drawing</text:p>
        <text:p text:style-name="Normal">Close drawing</text:p>
        <text:p text:style-name="Normal"/>
        <text:p text:style-name="Normal">Print drawing</text:p>
        <text:p text:style-name="Normal"/>
        <text:p text:style-name="Normal">Modify global preferences</text:p>
        <text:p text:style-name="Normal">Modify drawing preferences</text:p>
        <text:p text:style-name="Normal"/>
        <text:p text:style-name="Normal">Add layer</text:p>
        <text:p text:style-name="Normal">Modify layer properties</text:p>
        <text:p text:style-name="Normal">Erase layer</text:p>
        <text:p text:style-name="Normal"/>
        <text:p text:style-name="Normal">Add symbol (block)</text:p>
        <text:p text:style-name="Normal">Modify symbol (block)</text:p>
        <text:p text:style-name="Normal">Erase symbol (block)</text:p>
        <text:p text:style-name="Normal">Import symbols</text:p>
        <text:p text:style-name="Normal">Export symbols</text:p>
        <text:p text:style-name="Normal"/>
        <text:p text:style-name="Normal">Input point</text:p>
        <text:p text:style-name="Normal">Input angle</text:p>
        <text:p text:style-name="Normal">Input distance</text:p>
        <text:p text:style-name="Normal">Input keyword</text:p>
        <text:p text:style-name="Normal">Input radius</text:p>
        <text:p text:style-name="Normal"/>
        <text:p text:style-name="Normal">Modify entity properties</text:p>
        <text:p text:style-name="Normal">Erase entity</text:p>
        <text:p text:style-name="Normal"/>
        <text:p text:style-name="Normal">Draw point</text:p>
        <text:p text:style-name="Normal">Move point</text:p>
        <text:p text:style-name="Normal"/>
        <text:p text:style-name="Normal">Draw segment</text:p>
        <text:p text:style-name="Normal">Draw rectangle</text:p>
        <text:p text:style-name="Normal">Draw circle</text:p>
        <text:p text:style-name="Normal">Draw arc</text:p>
        <text:p text:style-name="Normal"/>
        <text:p text:style-name="Normal"><text:span text:style-name="T1">Draw construction lines</text:span></text:p>
        <text:p text:style-name="P1"><text:span text:style-name="T2">Draw construction circles</text:span></text:p>
        <text:p text:style-name="P1"/>
        <text:p text:style-name="P2"><text:span text:style-name="T1">Draw polyline</text:span></text:p>
        <text:p text:style-name="P3">Draw polygon</text:p>
        <text:p text:style-name="Normal"/>
        <text:p text:style-name="Normal">Draw text</text:p>
        <text:p text:style-name="Normal">Draw dimension</text:p>
        <text:p text:style-name="Normal">Draw leader</text:p>
        <text:p text:style-name="Normal"/>
        <text:p text:style-name="Normal">Draw hatch</text:p>
        <text:p text:style-name="Normal"/>
        <text:p text:style-name="Normal">Create fillet</text:p>
        <text:p text:style-name="Normal">Create chamfer</text:p>
        <text:p text:style-name="Normal"/>
        <text:p text:style-name="Normal">Move entity</text:p>
        <text:p text:style-name="Normal">Rotate entity</text:p>
        <text:p text:style-name="Normal">Mirror entity</text:p>
        <text:p text:style-name="Normal">Copy entity</text:p>
        <text:p text:style-name="Normal">Stretch entity</text:p>
        <text:p text:style-name="Normal"/>
        <text:p text:style-name="Normal">Split points</text:p>
        <text:p text:style-name="Normal">Combine points</text:p>
        <text:p text:style-name="Normal"/>
        <text:p text:style-name="Normal">...</text:p>
        <text:p text:style-name="Normal"/>
        <text:p text:style-name="Normal"/>
        <text:p text:style-name="Normal"/>
        <text:p text:style-name="Normal"/>
        <text:p text:style-name="Normal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Liberation Sans"/>
    <style:font-face style:name="Times New Roman" svg:font-family="Times New Roman"/>
  </office:font-face-decls>
  <office:styles>
    <style:style style:name="Reference" style:family="text" style:next-style-name="Reference">
      <style:text-properties fo:font-size="10pt"/>
    </style:style>
    <style:style style:name="Normal" style:family="paragraph" style:next-style-name="Normal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Times New Roman" fo:font-size="12pt" fo:font-weight="normal" fo:background-color="transparent"/>
    </style:style>
    <style:style style:name="Heading 1" style:family="paragraph" style:parent-style-name="Normal" style:next-style-name="Normal">
      <style:paragraph-properties fo:margin-top="22pt" fo:margin-bottom="3pt"/>
      <style:text-properties style:font-name="Liberation Sans" fo:font-size="17pt" fo:font-weight="bold"/>
    </style:style>
  </office:styles>
  <office:automatic-styles>
    <style:page-layout style:name="Standard">
      <style:page-layout-properties fo:page-width="8.500000in" fo:page-height="11.000000in" style:print-orientation="portrait"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